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oun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150">
            <text:p>15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92">
            <text:p>2092</text:p>
          </table:table-cell>
          <table:table-cell table:style-name="ce22" office:value-type="float" office:value="337">
            <text:p>33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171">
            <text:p>15171</text:p>
          </table:table-cell>
          <table:table-cell table:style-name="ce22" office:value-type="float" office:value="2565">
            <text:p>256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64">
            <text:p>1764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110">
            <text:p>8110</text:p>
          </table:table-cell>
          <table:table-cell table:style-name="ce22" office:value-type="float" office:value="2186">
            <text:p>218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27">
            <text:p>1727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96">
            <text:p>1696</text:p>
          </table:table-cell>
          <table:table-cell table:style-name="ce22" office:value-type="float" office:value="999">
            <text:p>99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867">
            <text:p>12867</text:p>
          </table:table-cell>
          <table:table-cell table:style-name="ce22" office:value-type="float" office:value="1475">
            <text:p>147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14">
            <text:p>1514</text:p>
          </table:table-cell>
          <table:table-cell table:style-name="ce22" office:value-type="float" office:value="365">
            <text:p>36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0192">
            <text:p>50192</text:p>
          </table:table-cell>
          <table:table-cell table:style-name="ce22" office:value-type="float" office:value="9515">
            <text:p>951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779">
            <text:p>377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81">
            <text:p>88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879">
            <text:p>1879</text:p>
          </table:table-cell>
          <table:table-cell table:style-name="ce22" office:value-type="float" office:value="965">
            <text:p>96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968">
            <text:p>14968</text:p>
          </table:table-cell>
          <table:table-cell table:style-name="ce22" office:value-type="float" office:value="132">
            <text:p>13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714">
            <text:p>10714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554">
            <text:p>2554</text:p>
          </table:table-cell>
          <table:table-cell table:style-name="ce22" office:value-type="float" office:value="939">
            <text:p>93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11">
            <text:p>301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09">
            <text:p>2309</text:p>
          </table:table-cell>
          <table:table-cell table:style-name="ce22" office:value-type="float" office:value="471">
            <text:p>47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740">
            <text:p>39740</text:p>
          </table:table-cell>
          <table:table-cell table:style-name="ce22" office:value-type="float" office:value="3025">
            <text:p>30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6587">
            <text:p>76587</text:p>
          </table:table-cell>
          <table:table-cell table:style-name="ce22" office:value-type="float" office:value="9577">
            <text:p>957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6779">
            <text:p>126779</text:p>
          </table:table-cell>
          <table:table-cell table:style-name="ce22" office:value-type="float" office:value="19092">
            <text:p>1909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